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e44"/>
    </style:style>
    <style:style style:name="P2" style:family="paragraph" style:parent-style-name="Standard">
      <style:text-properties officeooo:paragraph-rsid="0014493f"/>
    </style:style>
    <style:style style:name="P3" style:family="paragraph" style:parent-style-name="Preformatted_20_Text">
      <style:text-properties style:font-name="Liberation Serif" fo:font-size="12pt" officeooo:paragraph-rsid="0016ba00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paragraph-rsid="00190368" style:font-size-asian="12pt" style:font-size-complex="12pt"/>
    </style:style>
    <style:style style:name="P5" style:family="paragraph" style:parent-style-name="Preformatted_20_Text" style:list-style-name="L1">
      <style:text-properties style:font-name="Liberation Serif" fo:font-size="12pt" fo:font-weight="bold" officeooo:paragraph-rsid="00190368" style:font-size-asian="12pt" style:font-weight-asian="bold" style:font-size-complex="12pt" style:font-weight-complex="bold"/>
    </style:style>
    <style:style style:name="P6" style:family="paragraph" style:parent-style-name="Preformatted_20_Text" style:list-style-name="L1">
      <style:text-properties style:font-name="Liberation Serif" fo:font-size="12pt" fo:font-weight="bold" officeooo:rsid="002073c0" officeooo:paragraph-rsid="002073c0" style:font-name-asian="Noto Sans Mono CJK SC" style:font-size-asian="12pt" style:font-weight-asian="bold" style:font-name-complex="Liberation Mono" style:font-size-complex="12pt" style:font-weight-complex="bold"/>
    </style:style>
    <style:style style:name="P7" style:family="paragraph" style:parent-style-name="Preformatted_20_Text">
      <style:text-properties officeooo:paragraph-rsid="00190368"/>
    </style:style>
    <style:style style:name="P8" style:family="paragraph" style:parent-style-name="Standard" style:list-style-name="L1">
      <style:text-properties officeooo:paragraph-rsid="0013ae44"/>
    </style:style>
    <style:style style:name="P9" style:family="paragraph" style:parent-style-name="Standard">
      <style:text-properties style:font-name="Liberation Serif" fo:font-size="12pt" officeooo:paragraph-rsid="0013ae44" style:font-size-asian="12pt" style:font-size-complex="12pt"/>
    </style:style>
    <style:style style:name="P10" style:family="paragraph" style:parent-style-name="Standard">
      <style:text-properties style:font-name="Liberation Serif" fo:font-size="12pt" fo:font-style="italic" officeooo:rsid="001c38e8" officeooo:paragraph-rsid="001c38e8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beration Serif" fo:font-size="12pt" fo:font-style="italic" officeooo:rsid="001c38e8" officeooo:paragraph-rsid="002073c0" style:font-size-asian="12pt" style:font-style-asian="italic" style:font-size-complex="12pt" style:font-style-complex="italic"/>
    </style:style>
    <style:style style:name="P12" style:family="paragraph" style:parent-style-name="Standard">
      <style:text-properties style:font-name="Liberation Serif" fo:font-size="12pt" fo:font-style="italic" officeooo:rsid="001c38e8" officeooo:paragraph-rsid="00215983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Liberation Serif" fo:font-size="12pt" fo:font-style="italic" officeooo:rsid="001c38e8" officeooo:paragraph-rsid="002363b5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list-style-name="L1">
      <style:text-properties fo:font-weight="bold" officeooo:paragraph-rsid="0014493f" style:font-weight-asian="bold" style:font-weight-complex="bold"/>
    </style:style>
    <style:style style:name="P16" style:family="paragraph" style:parent-style-name="Standard" style:list-style-name="L1">
      <style:text-properties fo:font-weight="bold" officeooo:paragraph-rsid="001812ad" style:font-weight-asian="bold" style:font-weight-complex="bold"/>
    </style:style>
    <style:style style:name="P17" style:family="paragraph" style:parent-style-name="Standard">
      <style:text-properties officeooo:paragraph-rsid="0013ae44"/>
    </style:style>
    <style:style style:name="P18" style:family="paragraph" style:parent-style-name="Standard">
      <style:text-properties officeooo:paragraph-rsid="001812ad"/>
    </style:style>
    <style:style style:name="P19" style:family="paragraph" style:parent-style-name="Standard">
      <style:text-properties officeooo:paragraph-rsid="001dd9f6"/>
    </style:style>
    <style:style style:name="P20" style:family="paragraph" style:parent-style-name="Standard">
      <style:text-properties officeooo:paragraph-rsid="001e936d"/>
    </style:style>
    <style:style style:name="P21" style:family="paragraph" style:parent-style-name="Standard">
      <style:text-properties fo:font-style="italic" officeooo:paragraph-rsid="001e936d" style:font-style-asian="italic" style:font-style-complex="italic"/>
    </style:style>
    <style:style style:name="P22" style:family="paragraph" style:parent-style-name="Standard">
      <style:text-properties fo:font-style="italic" officeooo:paragraph-rsid="0018fba0" style:font-style-asian="italic" style:font-style-complex="italic"/>
    </style:style>
    <style:style style:name="P23" style:family="paragraph" style:parent-style-name="Standard" style:list-style-name="L8">
      <style:text-properties fo:font-style="italic" officeooo:paragraph-rsid="00190368" style:font-style-asian="italic" style:font-style-complex="italic"/>
    </style:style>
    <style:style style:name="P24" style:family="paragraph" style:parent-style-name="Standard">
      <style:text-properties fo:font-style="italic" officeooo:paragraph-rsid="00190368" style:font-style-asian="italic" style:font-style-complex="italic"/>
    </style:style>
    <style:style style:name="P25" style:family="paragraph" style:parent-style-name="Standard">
      <style:text-properties fo:font-style="italic" officeooo:paragraph-rsid="0013ae44" style:font-style-asian="italic" style:font-style-complex="italic"/>
    </style:style>
    <style:style style:name="P26" style:family="paragraph" style:parent-style-name="Standard">
      <style:text-properties fo:font-style="italic" fo:font-weight="normal" officeooo:paragraph-rsid="001e936d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paragraph-rsid="0016ba00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officeooo:paragraph-rsid="00215983"/>
    </style:style>
    <style:style style:name="P29" style:family="paragraph" style:parent-style-name="Standard">
      <style:text-properties officeooo:paragraph-rsid="002363b5"/>
    </style:style>
    <style:style style:name="T1" style:family="text">
      <style:text-properties officeooo:rsid="0014493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3a29c" style:font-size-asian="12pt" style:font-size-complex="12pt"/>
    </style:style>
    <style:style style:name="T4" style:family="text">
      <style:text-properties style:font-name="Liberation Serif" fo:font-size="12pt" officeooo:rsid="00190368" style:font-size-asian="12pt" style:font-size-complex="12pt"/>
    </style:style>
    <style:style style:name="T5" style:family="text">
      <style:text-properties style:font-name="Liberation Serif" fo:font-size="12pt" officeooo:rsid="001dd9f6" style:font-size-asian="12pt" style:font-size-complex="12pt"/>
    </style:style>
    <style:style style:name="T6" style:family="text">
      <style:text-properties style:font-name="Liberation Serif" fo:font-size="12pt" fo:font-style="italic" officeooo:rsid="001dd9f6" style:font-size-asian="12pt" style:font-style-asian="italic" style:font-size-complex="12pt" style:font-style-complex="italic"/>
    </style:style>
    <style:style style:name="T7" style:family="text">
      <style:text-properties style:font-name="Liberation Serif" fo:font-size="12pt" fo:font-style="italic" officeooo:rsid="001c38e8" style:font-size-asian="12pt" style:font-style-asian="italic" style:font-size-complex="12pt" style:font-style-complex="italic"/>
    </style:style>
    <style:style style:name="T8" style:family="text">
      <style:text-properties style:font-name="Liberation Serif" fo:font-size="12pt" fo:font-style="normal" officeooo:rsid="0021f693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2363b5" style:font-size-asian="12pt" style:font-style-asian="normal" style:font-size-complex="12pt" style:font-style-complex="normal"/>
    </style:style>
    <style:style style:name="T10" style:family="text">
      <style:text-properties officeooo:rsid="001812ad"/>
    </style:style>
    <style:style style:name="T11" style:family="text">
      <style:text-properties officeooo:rsid="0018fba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fba0" style:font-weight-asian="bold" style:font-weight-complex="bold"/>
    </style:style>
    <style:style style:name="T14" style:family="text">
      <style:text-properties officeooo:rsid="001dd9f6"/>
    </style:style>
    <style:style style:name="T15" style:family="text">
      <style:text-properties officeooo:rsid="0021f693"/>
    </style:style>
    <style:style style:name="T16" style:family="text">
      <style:text-properties officeooo:rsid="002363b5"/>
    </style:style>
    <style:style style:name="T17" style:family="text">
      <style:text-properties officeooo:rsid="002527b4"/>
    </style:style>
    <style:style style:name="T18" style:family="text">
      <style:text-properties officeooo:rsid="00264ccf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264ccf" style:font-size-asian="16pt" style:font-size-complex="16pt"/>
    </style:style>
    <style:style style:name="T21" style:family="text">
      <style:text-properties officeooo:rsid="00275a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Kiedy </text:span><text:span text:style-name="T20">w języku angielskim</text:span><text:span text:style-name="T19"> używa </text:span><text:span text:style-name="T20">się</text:span><text:span text:style-name="T19"> strony biernej, a </text:span><text:span text:style-name="T20">w polskim nie</text:span><text:span text:style-name="T19">?</text:span></text:p>
      <text:p text:style-name="Standard"/>
      <text:list xml:id="list4223299072" text:style-name="L1">
        <text:list-item>
          <text:p text:style-name="P15">Formalne komunikaty, ogłoszenia publiczne i informacje prasowe</text:p>
        </text:list-item>
      </text:list>
      <text:p text:style-name="P1"/>
      <text:p text:style-name="P20">W angielskich komunikatach publicznych, w wiadomościach, czy w ogłoszeniach często stosuje się stronę bierną, aby skupić się na działaniu lub wydarzeniu, a nie na osobie wykonującej czynność. W polskim natomiast często używamy konstrukcji bezosobowych.</text:p>
      <text:p text:style-name="P20"/>
      <text:p text:style-name="P21">T<text:span text:style-name="T3">h</text:span><text:span text:style-name="T2">e meeting has been cancelled. - Odwołano spotkanie.</text:span></text:p>
      <text:p text:style-name="P21"><text:span text:style-name="T2"/></text:p>
      <text:p text:style-name="P21"><text:span text:style-name="T2">The concert has been postponed due to bad weather. - Przełożono koncert z powodu złej pogody.</text:span></text:p>
      <text:p text:style-name="P21"><text:span text:style-name="T2"/></text:p>
      <text:p text:style-name="P21"><text:span text:style-name="T2">Roads are closed due to flooding. - Drogi zamknięto z powodu powodzi.</text:span></text:p>
      <text:p text:style-name="P1"/>
      <text:list xml:id="list182643557426167" text:continue-numbering="true" text:style-name="L1">
        <text:list-item>
          <text:p text:style-name="P15">Opisy procesów, instrukcje <text:span text:style-name="T1">i</text:span> przepisy </text:p>
        </text:list-item>
      </text:list>
      <text:p text:style-name="P1"/>
      <text:p text:style-name="P2">Instrukcje, przepisy, opisy technologii – tutaj angielska strona bierna nadaje oficjalny ton <text:span text:style-name="T1">i podkreśla czynność,</text:span> natomiast polski używa często bezosobowych czasowników w formie trybu rozkazującego (imperatywu).</text:p>
      <text:p text:style-name="P1"/>
      <text:p text:style-name="P26"><text:span text:style-name="T2">The ingredients are mixed together until smooth. - Składniki wymieszać do uzyskania gładkiej konsystencji.</text:span></text:p>
      <text:p text:style-name="P27"><text:span text:style-name="T2"/></text:p>
      <text:p text:style-name="P26"><text:span text:style-name="T2">The screws should be tightened until secure. - Wkręty należy dokręcić, aż będą stabilne.</text:span></text:p>
      <text:p text:style-name="P27"><text:span text:style-name="T2"/></text:p>
      <text:p text:style-name="P26"><text:span text:style-name="T2">The liquid is poured slowly into the bowl. - Powoli wlać płyn do miski.</text:span></text:p>
      <text:p text:style-name="P1"/>
      <text:list xml:id="list182642579382512" text:continue-numbering="true" text:style-name="L1">
        <text:list-item>
          <text:p text:style-name="P16">Opisy wyników badań, raporty<text:span text:style-name="T2"> i konkluzje naukowe</text:span></text:p>
        </text:list-item>
      </text:list>
      <text:p text:style-name="P18"/>
      <text:p text:style-name="P18">W kontekście akademickim lub formalnych raportów, strona bierna jest w <text:span text:style-name="T10">języku </text:span>angielskim wręcz standardem, <text:span text:style-name="T2">pozwala skupić się na wynikach, a nie na osobach przeprowadzających badania.</text:span></text:p>
      <text:p text:style-name="P1"/>
      <text:p text:style-name="P21">I<text:span text:style-name="T2">t was concluded that the new treatment is highly effective. - Stwierdzono, że nowe leczenie jest bardzo skuteczne.</text:span></text:p>
      <text:p text:style-name="P22"><text:span text:style-name="T2"/></text:p>
      <text:p text:style-name="P21"><text:span text:style-name="T2">It has been demonstrated that this method reduces costs. - Wykazano, że ta metoda obniża koszty.</text:span></text:p>
      <text:p text:style-name="P1"/>
      <text:list xml:id="list182642472645174" text:continue-numbering="true" text:style-name="L1">
        <text:list-item>
          <text:p text:style-name="P8"><text:span text:style-name="T12">Zdarzenia, w których podmiot wykonujący czynność jest nieistotny </text:span><text:span text:style-name="T13">lub nieznany</text:span></text:p>
        </text:list-item>
      </text:list>
      <text:p text:style-name="P1"/>
      <text:p text:style-name="P21">M<text:span text:style-name="T2">y phone was stolen. - Skradziono mi telefon.</text:span></text:p>
      <text:list xml:id="list514894096" text:style-name="L8">
        <text:list-item>
          <text:list>
            <text:list-header>
              <text:p text:style-name="P23"><text:span text:style-name="T2"/></text:p>
            </text:list-header>
          </text:list>
        </text:list-item>
      </text:list>
      <text:p text:style-name="P21"><text:span text:style-name="T2">The documents were lost during transport. - Dokumenty zgubiono podczas transportu.</text:span></text:p>
      <text:list xml:id="list182642685740300" text:continue-numbering="true" text:style-name="L8">
        <text:list-item>
          <text:list>
            <text:list-header>
              <text:p text:style-name="P23"><text:span text:style-name="T2"/></text:p>
            </text:list-header>
          </text:list>
        </text:list-item>
      </text:list>
      <text:p text:style-name="P21"><text:span text:style-name="T2">The house was destroyed in the fire. - Dom spłonął w pożarze.</text:span></text:p>
      <text:p text:style-name="P3"/>
      <text:list xml:id="list182643510978165" text:continue-list="list182642472645174" text:style-name="L1">
        <text:list-item>
          <text:p text:style-name="P5">Dyplomacja i uprzejmość w prośbach i wyraż<text:span text:style-name="T21">a</text:span>ni<text:span text:style-name="T21">u</text:span> opinii</text:p>
        </text:list-item>
      </text:list>
      <text:p text:style-name="P1"/>
      <text:p text:style-name="P4">Strona bierna w angielskim może służyć do łagodzenia komunikatów, by brzmiały bardziej dyplomatycznie i neutralnie. W polskim częściej w takich sytuacjach używa się strony czynnej lub formułek grzecznościowych.</text:p>
      <text:p text:style-name="P7"/>
      <text:p text:style-name="P21"><text:soft-page-break/>It is recom<text:span text:style-name="T2">mended that all participants arrive early. - Zaleca s</text:span><text:span text:style-name="T4">ię, aby wszyscy uczestnicy przyszli wcześniej.</text:span></text:p>
      <text:p text:style-name="P24"/>
      <text:p text:style-name="P21">It has been<text:span text:style-name="T2"> suggested that more resources are allocated. - Zasugerowano, aby przydzielono więcej zasobów.</text:span></text:p>
      <text:p text:style-name="P1"/>
      <text:list xml:id="list182642815460480" text:continue-numbering="true" text:style-name="L1">
        <text:list-item>
          <text:p text:style-name="P5">Relacje z wydarzeń, opisy przeszłych sytuacji bez podkreślania wykonawcy</text:p>
        </text:list-item>
      </text:list>
      <text:p text:style-name="P1"/>
      <text:p text:style-name="P4">W angielskich relacjach z wydarzeń, szczególnie w kontekście zbrodni, wypadków czy sytuacji, gdzie osoba wykonująca czynność jest nieistotna, stosuje się stronę bierną, by skupić się na samej sytuacji.</text:p>
      <text:p text:style-name="P7"/>
      <text:p text:style-name="P21">The bank wa<text:span text:style-name="T2">s robbed yesterday. - Wczoraj napadnięto na bank.</text:span></text:p>
      <text:p text:style-name="P25"/>
      <text:p text:style-name="P21">Many were i<text:span text:style-name="T2">njured in the accident. - Wiele osób zostało rannych w wypadku.</text:span></text:p>
      <text:p text:style-name="P9"/>
      <text:list xml:id="list182643674437911" text:continue-numbering="true" text:style-name="L1">
        <text:list-item>
          <text:p text:style-name="P6">Więcej przykładów</text:p>
        </text:list-item>
      </text:list>
      <text:p text:style-name="P19"/>
      <text:p text:style-name="P21">I was born <text:span text:style-name="T5">in March. - Urodziłem się w marcu.</text:span></text:p>
      <text:p text:style-name="P21"><text:span text:style-name="T6"/></text:p>
      <text:p text:style-name="P13"><text:span text:style-name="T14">I won't be ordered about. - Nie będzie mi się rozkazywać./</text:span><text:span text:style-name="T17">Nie dam sobie rozkazywać.</text:span></text:p>
      <text:p text:style-name="P13"><text:span text:style-name="T5"/></text:p>
      <text:p text:style-name="P13"><text:span text:style-name="T14">………………………...</text:span></text:p>
      <text:p text:style-name="P29"><text:span text:style-name="T9">Przykłady zdań, które można przetłumaczyć na język polski zarówno używając strony biernej jak i czynnej lub bezosobowej, jednak bardziej naturalnymi i częściej stosowanymi są strona czynna i bezosobowa.</text:span></text:p>
      <text:p text:style-name="P10"/>
      <text:p text:style-name="P12">About sixty people are killed in car accidents every weekend.</text:p>
      <text:p text:style-name="P12"/>
      <text:p text:style-name="P12">Latin isn't taught in that school.</text:p>
      <text:p text:style-name="P12"/>
      <text:p text:style-name="P12">Is smoking allowed here?</text:p>
      <text:p text:style-name="P11"/>
      <text:p text:style-name="P12">Prices are being increased all the time.</text:p>
      <text:p text:style-name="P12"/>
      <text:p text:style-name="P12">The road isn't being repaired at the moment.</text:p>
      <text:p text:style-name="P12"/>
      <text:p text:style-name="P12">Why is the Prime Minister being asked so many questions?</text:p>
      <text:p text:style-name="P11"/>
      <text:p text:style-name="P12">I've been misunderstood.</text:p>
      <text:p text:style-name="P11"/>
      <text:p text:style-name="P12">When was she persuaded not to complain?</text:p>
      <text:p text:style-name="P11"/>
      <text:p text:style-name="P12">Everybody agreed that too much money was being spent on armaments.</text:p>
      <text:p text:style-name="P12"/>
      <text:p text:style-name="P12">They weren't being followed at the time.</text:p>
      <text:p text:style-name="P12"/>
      <text:p text:style-name="P12">Was his plan being discussed when he arrived?</text:p>
      <text:p text:style-name="P12"/>
      <text:p text:style-name="P12">Why will so few flats be built during the coming years?</text:p>
      <text:p text:style-name="P12"/>
      <text:p text:style-name="P12">Don't worry. We're going to be met at the station.</text:p>
      <text:p text:style-name="P12"><text:soft-page-break/></text:p>
      <text:p text:style-name="P12">The letter can be written tomorrow.</text:p>
      <text:p text:style-name="P12"/>
      <text:p text:style-name="P12">Scotch whisky can't be produced in Wales.</text:p>
      <text:p text:style-name="P11"/>
      <text:p text:style-name="P12">The work should be finished as soon as possible.</text:p>
      <text:p text:style-name="P12"/>
      <text:p text:style-name="P12">They must be warned.</text:p>
      <text:p text:style-name="P12"/>
      <text:p text:style-name="P12">He likes his boss to be criticized.</text:p>
      <text:p text:style-name="P12"/>
      <text:p text:style-name="P28"><text:span text:style-name="T7">He is not to be trus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2T15:22:06.024995260</meta:creation-date>
    <dc:date>2024-11-02T18:26:41.944587443</dc:date>
    <meta:editing-duration>PT1H5M3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600" meta:character-count="3860" meta:non-whitespace-character-count="3318"/>
  </office:meta>
</office:document-meta>
</file>